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600.452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-0.452000000000226" calcext:value-type="float">
            <text:p>-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0.1476" calcext:value-type="float">
            <text:p>24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0.147599999999784" calcext:value-type="float">
            <text:p>-0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10:.B17])" office:value-type="float" office:value="102.38" calcext:value-type="float">
            <text:p>102.38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4.494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42" calcext:value-type="float">
            <text:p>6.42</text:p>
          </table:table-cell>
          <table:table-cell table:formula="of:=ROUND([.B10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6.614" calcext:value-type="float">
            <text:p>6.614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234" calcext:value-type="float">
            <text:p>43.234</text:p>
          </table:table-cell>
          <table:table-cell table:number-columns-repeated="4"/>
          <table:table-cell office:value-type="float" office:value="39.919" calcext:value-type="float">
            <text:p>39.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891" calcext:value-type="float">
            <text:p>5.891</text:p>
          </table:table-cell>
          <table:table-cell table:formula="of:=ROUND([.B12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48" calcext:value-type="float">
            <text:p>6.048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039" calcext:value-type="float">
            <text:p>28.039</text:p>
          </table:table-cell>
          <table:table-cell table:number-columns-repeated="4"/>
          <table:table-cell office:value-type="float" office:value="27.657" calcext:value-type="float">
            <text:p>27.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854" calcext:value-type="float">
            <text:p>1.854</text:p>
          </table:table-cell>
          <table:table-cell table:formula="of:=ROUND([.B14]/(8/25.4)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595" calcext:value-type="float">
            <text:p>1.595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2" calcext:value-type="float">
            <text:p>6.402</text:p>
          </table:table-cell>
          <table:table-cell table:style-name="ce56"/>
          <table:table-cell table:number-columns-repeated="3"/>
          <table:table-cell office:value-type="float" office:value="4.73" calcext:value-type="float">
            <text:p>4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1.61" calcext:value-type="float">
            <text:p>1.61</text:p>
          </table:table-cell>
          <table:table-cell table:formula="of:=ROUND([.B16]/(8/25.4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649" calcext:value-type="float">
            <text:p>1.649</text:p>
          </table:table-cell>
          <table:table-cell table:formula="of:=ROUND([.G16]/(8/25.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93" calcext:value-type="float">
            <text:p>8.93</text:p>
          </table:table-cell>
          <table:table-cell table:number-columns-repeated="4"/>
          <table:table-cell office:value-type="float" office:value="6.282" calcext:value-type="float">
            <text:p>6.282</text:p>
          </table:table-cell>
          <table:table-cell table:style-name="ce56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800.3246" calcext:value-type="float">
            <text:p>28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-0.324599999999918" calcext:value-type="float">
            <text:p>-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800.1722" calcext:value-type="float">
            <text:p>28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-0.17220000000043" calcext:value-type="float">
            <text:p>-0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9:.B38])" office:value-type="float" office:value="110.249" calcext:value-type="float">
            <text:p>110.25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10.243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503" calcext:value-type="float">
            <text:p>2.503</text:p>
          </table:table-cell>
          <table:table-cell table:formula="of:=ROUND([.B29]/(8/25.4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851" calcext:value-type="float">
            <text:p>2.851</text:p>
          </table:table-cell>
          <table:table-cell table:formula="of:=ROUND([.G29]/(8/25.4)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04" calcext:value-type="float">
            <text:p>6.804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052" calcext:value-type="float">
            <text:p>1.052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652" calcext:value-type="float">
            <text:p>1.652</text:p>
          </table:table-cell>
          <table:table-cell table:formula="of:=ROUND([.G31]/(8/25.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533" calcext:value-type="float">
            <text:p>35.533</text:p>
          </table:table-cell>
          <table:table-cell table:number-columns-repeated="4"/>
          <table:table-cell office:value-type="float" office:value="34.951" calcext:value-type="float">
            <text:p>34.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24" calcext:value-type="float">
            <text:p>6.124</text:p>
          </table:table-cell>
          <table:table-cell table:formula="of:=ROUND([.B33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2" calcext:value-type="float">
            <text:p>6.02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556" calcext:value-type="float">
            <text:p>32.556</text:p>
          </table:table-cell>
          <table:table-cell table:style-name="ce56"/>
          <table:table-cell table:number-columns-repeated="3"/>
          <table:table-cell office:value-type="float" office:value="27.809" calcext:value-type="float">
            <text:p>27.809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11" calcext:value-type="float">
            <text:p>0.311</text:p>
          </table:table-cell>
          <table:table-cell table:formula="of:=ROUND([.B35]/(8/25.4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524" calcext:value-type="float">
            <text:p>0.524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79" calcext:value-type="float">
            <text:p>15.79</text:p>
          </table:table-cell>
          <table:table-cell table:number-columns-repeated="4"/>
          <table:table-cell office:value-type="float" office:value="20.439" calcext:value-type="float">
            <text:p>20.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224" calcext:value-type="float">
            <text:p>6.224</text:p>
          </table:table-cell>
          <table:table-cell table:formula="of:=ROUND([.B37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841" calcext:value-type="float">
            <text:p>5.841</text:p>
          </table:table-cell>
          <table:table-cell table:formula="of:=ROUND([.G37]/(8/25.4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6.804" calcext:value-type="float">
            <text:p>6.804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style-name="ce48"/>
          <table:table-cell table:style-name="ce49"/>
          <table:table-cell table:number-columns-repeated="8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0:54:17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31T11:31:08.174000000</dc:date>
    <meta:editing-duration>P27DT10H43M39S</meta:editing-duration>
    <meta:editing-cycles>174</meta:editing-cycles>
    <meta:generator>LibreOffice/6.0.7.3$Windows_X86_64 LibreOffice_project/dc89aa7a9eabfd848af146d5086077aeed2ae4a5</meta:generator>
    <meta:document-statistic meta:table-count="4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